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2.6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Use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3" office:value-type="string" calcext:value-type="string">
            <text:p><text:a xlink:href="https://developer.transportapi.com/documentation/train-information" xlink:type="simple">https://developer.transportapi.com/documentation/train-information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3" office:value-type="string" calcext:value-type="string">
            <text:p><text:a xlink:href="https://www.bart.gov/schedules/developers/api" xlink:type="simple">https://www.bart.gov/schedules/developers/api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ain</text:p>
          </table:table-cell>
          <table:table-cell table:style-name="ce3" office:value-type="string" calcext:value-type="string">
            <text:p><text:a xlink:href="https://www.google.com/search?q=train+api&amp;oq=train+api&amp;aqs=chrome..69i57.1972j0j7&amp;sourceid=chrome&amp;ie=UTF-8" xlink:type="simple">https://www.google.com/search?q=train+api&amp;oq=train+api&amp;aqs=chrome..69i57.1972j0j7&amp;sourceid=chrome&amp;ie=UTF-8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3" office:value-type="string" calcext:value-type="string">
            <text:p><text:a xlink:href="https://darksky.net/dev" xlink:type="simple">https://darksky.net/dev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elestial Navigation</text:p>
          </table:table-cell>
          <table:table-cell table:style-name="ce3" office:value-type="string" calcext:value-type="string">
            <text:p><text:a xlink:href="https://www.google.com/search?q=celestial+navigation+api&amp;oq=celestial+navigation+api&amp;aqs=chrome..69i57.7022j0j7&amp;sourceid=chrome&amp;ie=UTF-8" xlink:type="simple">https://www.google.com/search?q=celestial+navigation+api&amp;oq=celestial+navigation+api&amp;aqs=chrome..69i57.7022j0j7&amp;sourceid=chrome&amp;ie=UTF-8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olfram</text:p>
          </table:table-cell>
          <table:table-cell table:style-name="ce3" office:value-type="string" calcext:value-type="string">
            <text:p><text:a xlink:href="http://products.wolframalpha.com/api/" xlink:type="simple">http://products.wolframalpha.com/ap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h APIs</text:p>
          </table:table-cell>
          <table:table-cell table:style-name="ce3" office:value-type="string" calcext:value-type="string">
            <text:p><text:a xlink:href="https://www.programmableweb.com/category/math/api" xlink:type="simple">https://www.programmableweb.com/category/math/api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th APIs</text:p>
          </table:table-cell>
          <table:table-cell table:style-name="ce3" office:value-type="string" calcext:value-type="string">
            <text:p><text:a xlink:href="https://www.google.com/search?q=math+problems+api&amp;oq=math+problems+api&amp;aqs=chrome..69i57.5129j0j7&amp;sourceid=chrome&amp;ie=UTF-8" xlink:type="simple">https://www.google.com/search?q=math+problems+api&amp;oq=math+problems+api&amp;aqs=chrome..69i57.5129j0j7&amp;sourceid=chrome&amp;ie=UTF-8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://meetup.com" xlink:type="simple">Meetup.com</text:a></text:p>
          </table:table-cell>
          <table:table-cell table:style-name="ce3" office:value-type="string" calcext:value-type="string">
            <text:p><text:a xlink:href="https://www.meetup.com/meetup_api/" xlink:type="simple">https://www.meetup.com/meetup_ap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e click fix</text:p>
          </table:table-cell>
          <table:table-cell table:style-name="ce3" office:value-type="string" calcext:value-type="string">
            <text:p><text:a xlink:href="https://seeclickfix.com/users/10584/api_keys" xlink:type="simple">https://seeclickfix.com/users/10584/api_keys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ogle maps</text:p>
          </table:table-cell>
          <table:table-cell table:style-name="ce3" office:value-type="string" calcext:value-type="string">
            <text:p><text:a xlink:href="https://mail.google.com/mail/u/0/#search/from%3Agoogle-maps-platform-noreply%40google.com+OR+to%3Agoogle-maps-platform-noreply%40google.com/1632287b8a3043b2" xlink:type="simple">https://mail.google.com/mail/u/0/#search/from%3Agoogle-maps-platform-noreply%40google.com+OR+to%3Agoogle-maps-platform-noreply%40google.com/1632287b8a3043b2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ebase (goo.gl)</text:p>
          </table:table-cell>
          <table:table-cell table:style-name="ce3" office:value-type="string" calcext:value-type="string">
            <text:p><text:a xlink:href="https://firebase.google.com/docs/dynamic-links/create-links" xlink:type="simple">https://firebase.google.com/docs/dynamic-links/create-links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xcom</text:p>
          </table:table-cell>
          <table:table-cell table:style-name="ce3" office:value-type="string" calcext:value-type="string">
            <text:p><text:a xlink:href="https://developer.dexcom.com/getting-started" xlink:type="simple">https://developer.dexcom.com/getting-started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ogle calendar api</text:p>
          </table:table-cell>
          <table:table-cell table:style-name="ce3" office:value-type="string" calcext:value-type="string">
            <text:p><text:a xlink:href="https://developers.google.com/calendar/" xlink:type="simple">https://developers.google.com/calendar/</text:a></text:p>
          </table:table-cell>
          <table:table-cell table:style-name="ce2" office:value-type="string" calcext:value-type="string">
            <text:p>To view the completed events by time of day or day of week. Or both. For feedback on when I should move them to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odreads api</text:p>
          </table:table-cell>
          <table:table-cell table:style-name="ce2"/>
          <table:table-cell table:style-name="ce2" office:value-type="string" calcext:value-type="string">
            <text:p>Note Sure yet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i bookmarks</text:p>
          </table:table-cell>
          <table:table-cell table:style-name="ce2" office:value-type="string" calcext:value-type="string">
            <text:p>chrome://bookmarks/?q=AP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elow is a somewhat random list of pages to use for a project/app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GitHub</text:p>
          </table:table-cell>
          <table:table-cell table:style-name="ce3" office:value-type="string" calcext:value-type="string">
            <text:p><text:a xlink:href="https://www.google.com/search?q=github+api&amp;oq=github+api&amp;aqs=chrome..69i57j69i59j69i64j69i60j69i65.4550j0j7&amp;sourceid=chrome&amp;ie=UTF-8" xlink:type="simple">https://www.google.com/search?q=github+api&amp;oq=github+api&amp;aqs=chrome..69i57j69i59j69i64j69i60j69i65.4550j0j7&amp;sourceid=chrome&amp;ie=UTF-8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veThrityEight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IH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s://www.google.com/search?q=data+set&amp;oq=data+set&amp;aqs=chrome..69i57j69i65.2761j0j7&amp;sourceid=chrome&amp;ie=UTF-8" xlink:type="simple">https://www.google.com/search?q=data+set&amp;oq=data+set&amp;aqs=chrome..69i57j69i65.2761j0j7&amp;sourceid=chrome&amp;ie=UTF-8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spberryPi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s://www.dataquest.io/blog/free-datasets-for-projects/" xlink:type="simple">https://www.dataquest.io/blog/free-datasets-for-projects/</text:a>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s://www.kaggle.com/datasets" xlink:type="simple">https://www.kaggle.com/datasets</text:a>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s://www.tensorflow.org/api_docs/python/tf/data/Dataset" xlink:type="simple">https://www.tensorflow.org/api_docs/python/tf/data/Dataset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deForDurham &amp; D3 project - something that code for durham can benefit from too.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s://opendurham.nc.gov/pages/home/" xlink:type="simple">https://opendurham.nc.gov/pages/hom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ter data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EPA data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ASA data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Census data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ational parks data.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GovTrack</text:p>
          </table:table-cell>
          <table:table-cell table:style-name="ce3" office:value-type="string" calcext:value-type="string">
            <text:p><text:a xlink:href="https://github.com/govtrack/govtrack.us-web" xlink:type="simple">https://github.com/govtrack/govtrack.us-web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vernment bills</text:p>
          </table:table-cell>
          <table:table-cell table:style-name="ce2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s://api.data.gov/docs/api-key/" xlink:type="simple">https://api.data.gov/docs/api-ke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oogle developer apis</text:p>
          </table:table-cell>
          <table:table-cell table:style-name="ce3" office:value-type="string" calcext:value-type="string">
            <text:p><text:a xlink:href="https://www.youtube.com/watch?v=JbWnRhHfTDA" xlink:type="simple">https://www.youtube.com/watch?v=JbWnRhHfTDA</text:a></text:p>
          </table:table-cell>
          <table:table-cell table:number-columns-repeated="1022"/>
        </table:table-row>
        <table:table-row table:style-name="ro1" table:number-rows-repeated="967">
          <table:table-cell/>
          <table:table-cell table:style-name="ce2"/>
          <table:table-cell table:number-columns-repeated="1022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Dev/6.0.5.2$Linux_X86_64 LibreOffice_project/</meta:generator>
  </office:meta>
</office:document-meta>
</file>